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text-shadow="1pt 1pt"/>
    </style:style>
    <style:style style:name="P2" style:family="paragraph">
      <loext:graphic-properties draw:fill-color="#ffffff"/>
      <style:text-properties fo:text-shadow="1pt 1pt"/>
    </style:style>
    <style:style style:name="P3" style:family="paragraph">
      <loext:graphic-properties draw:fill-color="#ffffff"/>
    </style:style>
    <style:style style:name="P4" style:family="paragraph">
      <style:text-properties style:font-name="Liberation Mono" fo:font-size="11pt" style:font-size-asian="11pt" style:font-size-complex="11pt"/>
    </style:style>
    <style:style style:name="P5" style:family="paragraph">
      <style:paragraph-properties fo:margin-top="0.5cm" fo:margin-bottom="0cm"/>
    </style:style>
    <style:style style:name="P6" style:family="paragraph">
      <style:text-properties style:font-name="Liberation Mono"/>
    </style:style>
    <style:style style:name="T1" style:family="text">
      <style:text-properties fo:text-shadow="1pt 1pt"/>
    </style:style>
    <style:style style:name="T2" style:family="text">
      <style:text-properties fo:font-size="20pt" fo:text-shadow="1pt 1pt" style:font-size-asian="20pt" style:font-size-complex="20pt"/>
    </style:style>
    <style:style style:name="T3" style:family="text">
      <style:text-properties style:font-name="Liberation Mono" fo:font-size="24pt" style:font-size-asian="24pt" style:font-size-complex="24pt"/>
    </style:style>
    <style:style style:name="T4" style:family="text">
      <style:text-properties style:font-name="Liberation Mono" fo:font-size="11pt" style:font-size-asian="11pt" style:font-size-complex="11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Liberation Mono"/>
    </style:style>
    <style:style style:name="T7" style:family="text">
      <style:text-properties fo:color="#c9211e"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08/03/2021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 text:style-name="P1"><text:span text:style-name="T1">Python Virtual Environments</text:span></text:p>
            <text:p text:style-name="P1"><text:span text:style-name="T2">or</text:span></text:p>
            <text:p text:style-name="P1"><text:span text:style-name="T2">How not to stuff things up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Why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ifferent projects, different dependencies</text:p>
              </text:list-item>
              <text:list-item>
                <text:p>Testing different library versions</text:p>
              </text:list-item>
              <text:list-item>
                <text:p>Isolate host system</text:p>
              </text:list-item>
              <text:list-item>
                <text:p>System libraries outdat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How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venv module</text:p>
                <text:list>
                  <text:list-header>
                    <text:p><text:a xlink:href="https://docs.python.org/3/library/venv.html" xlink:type="simple">https://docs.python.org/3/library/venv.html</text:a></text:p>
                  </text:list-header>
                </text:list>
              </text:list-item>
              <text:list-item>
                <text:p>virtualenv</text:p>
                <text:list>
                  <text:list-header>
                    <text:p><text:a xlink:href="https://github.com/pypa/virtualenv" xlink:type="simple">https://github.com/pypa/virtualenv</text:a></text:p>
                  </text:list-header>
                </text:list>
              </text:list-item>
              <text:list-item>
                <text:p>anaconda</text:p>
                <text:list>
                  <text:list-header>
                    <text:p><text:a xlink:href="https://www.anaconda.com/products/individual" xlink:type="simple">https://www.anaconda.com/products/individual</text:a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venv modu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ince Python 3.5</text:p>
              </text:list-item>
              <text:list-item>
                <text:p>built-in module (“batteries included”), though separate package in Ubuntu (“python3-venv”)</text:p>
              </text:list-item>
              <text:list-item>
                <text:p>limited to Python version it is part of</text:p>
              </text:list-item>
              <text:list-item>
                <text:p>command-line</text:p>
                <text:list>
                  <text:list-header>
                    <text:p><text:span text:style-name="T3">python3 -m venv &lt;venv_path&gt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4"><text:span text:style-name="T4">fracpete@venv:~$ python3.7 -m venv venv37</text:span></text:p>
                <text:p text:style-name="P4"><text:span text:style-name="T4">fracpete@venv:~$ . ./venv37/bin/activate</text:span></text:p>
                <text:p text:style-name="P4"><text:span text:style-name="T4">(venv37) fracpete@venv:~$ pip freeze</text:span></text:p>
                <text:p text:style-name="P4"><text:span text:style-name="T4">pkg-resources==0.0.0</text:span></text:p>
                <text:p text:style-name="P4"><text:span text:style-name="T4">(venv37) fracpete@venv:~$ pip install numpy</text:span></text:p>
                <text:p text:style-name="P4"><text:span text:style-name="T4">Collecting numpy</text:span></text:p>
                <text:p text:style-name="P4"><text:span text:style-name="T4"><text:s text:c="2"/></text:span><text:span text:style-name="T4">Using cached https://files.pythonhosted.org/packages/65/b9/0b02ffd2689cbfa5d1da09a59378b626768386add3b654718d43d97e0ef1/numpy-1.20.1-cp37-cp37m-</text:span><text:span text:style-name="T4">manylinux1_x86_64.whl</text:span></text:p>
                <text:p text:style-name="P4"><text:span text:style-name="T4">Installing collected packages: numpy</text:span></text:p>
                <text:p text:style-name="P4"><text:span text:style-name="T4">Successfully installed numpy-1.20.1</text:span></text:p>
                <text:p text:style-name="P4"><text:span text:style-name="T4">(venv37) fracpete@venv:~$ deactivate</text:span></text:p>
                <text:p text:style-name="P4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virtualenv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more powerful than venv module</text:p>
                <text:list>
                  <text:list-header>
                    <text:p>faster, extendable, can use any Python version, ...</text:p>
                  </text:list-header>
                </text:list>
              </text:list-item>
              <text:list-item>
                <text:p>Debian: sudo apt-get install virtualenv</text:p>
              </text:list-item>
              <text:list-item>
                <text:p>Other OS: install via pipx (see last slide)</text:p>
              </text:list-item>
              <text:list-item>
                <text:p>Command-line:</text:p>
                <text:list>
                  <text:list-header>
                    <text:p><text:span text:style-name="T3">virtualenv -p &lt;python_bin&gt; &lt;venv_path&gt;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header>
                <text:p><text:span text:style-name="T4">fracpete@venv</text:span><text:span text:style-name="T4">:~$ virtualenv -p /usr/bin/python3.7 virtualenv37</text:span></text:p>
                <text:p text:style-name="P4"><text:span text:style-name="T4">fracpete@venv:~$ . ./virtualenv37/bin/activate</text:span></text:p>
                <text:p text:style-name="P4"><text:span text:style-name="T4">(virtualenv37) fracpete@venv:~$ pip freeze</text:span></text:p>
                <text:p text:style-name="P4"><text:span text:style-name="T4">pkg-resources==0.0.0</text:span></text:p>
                <text:p text:style-name="P4"><text:span text:style-name="T4">(virtualenv37) fracpete@venv:~$ pip install numpy</text:span></text:p>
                <text:p text:style-name="P4"><text:span text:style-name="T4">Collecting numpy</text:span></text:p>
                <text:p text:style-name="P4"><text:span text:style-name="T4"><text:s text:c="2"/></text:span><text:span text:style-name="T4">Downloading numpy-1.20.1-cp37-cp37m-manylinux2010_x86_64.whl (15.3 MB)</text:span></text:p>
                <text:p text:style-name="P4"><text:span text:style-name="T4"><text:s text:c="5"/></text:span><text:span text:style-name="T4">|████████████████████████████████| 15.3 MB 10.6 MB/s </text:span></text:p>
                <text:p text:style-name="P4"><text:span text:style-name="T4">Installing collected packages: numpy</text:span></text:p>
                <text:p text:style-name="P4"><text:span text:style-name="T4">Successfully installed numpy-1.20.1</text:span></text:p>
                <text:p text:style-name="P4"><text:span text:style-name="T4">(virtualenv37) fracpete@venv:~$ deactivate</text:span></text:p>
                <text:p text:style-name="P4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anacond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dvertised as <text:span text:style-name="T5">data science toolkit </text:span>(Python/R)</text:p>
              </text:list-item>
              <text:list-item>
                <text:p>For long time best option under Windows (compilation is a pain!)</text:p>
              </text:list-item>
              <text:list-item>
                <text:p>But many unofficial binaries now available:</text:p>
                <text:list>
                  <text:list-header>
                    <text:p><text:a xlink:href="https://www.lfd.uci.edu/~gohlke/pythonlibs/" xlink:type="simple">https://www.lfd.uci.edu/~gohlke/pythonlibs/</text:a></text:p>
                  </text:list-header>
                </text:list>
              </text:list-item>
              <text:list-item>
                <text:p>Massive download (and much larger installation): 400-500MB!</text:p>
              </text:list-item>
              <text:list-item>
                <text:p>Modifies $HOME/.bashrc</text:p>
              </text:list-item>
            </text:list>
            <text:list text:style-name="L4">
              <text:list-item>
                <text:p text:style-name="P5">Packages need to be installed through their channels, otherwise environments cannot be cloned</text:p>
              </text:list-item>
            </text:list>
            <text:list text:style-name="L3">
              <text:list-item>
                <text:p>Command-line tool “conda” manages environments</text:p>
                <text:list>
                  <text:list-header>
                    <text:p><text:span text:style-name="T3">conda create -n &lt;env_name&gt; python=python3.X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3">
              <text:list-header>
                <text:p text:style-name="P6"><text:span text:style-name="T6">(base) fracpete@venv:~$ conda create -n conda37 </text:span><text:span text:style-name="T6">python=3.7</text:span></text:p>
                <text:p text:style-name="P6"><text:span text:style-name="T6">Collecting package metadata (current_repodata.json): </text:span><text:span text:style-name="T6">done</text:span></text:p>
                <text:p text:style-name="P6"><text:span text:style-name="T6">...</text:span></text:p>
                <text:p text:style-name="P6"><text:span text:style-name="T6">(base) fracpete@venv:~$ conda activate conda37</text:span></text:p>
                <text:p text:style-name="P6"><text:span text:style-name="T6">(conda37) fracpete@venv:~$ pip freeze</text:span></text:p>
                <text:p text:style-name="P6"><text:span text:style-name="T6">certifi==2020.12.5</text:span></text:p>
                <text:p text:style-name="P6"><text:span text:style-name="T6">(conda37) fracpete@venv:~$ pip install numpy <text:s/></text:span><text:span text:style-name="T7"># or: </text:span><text:span text:style-name="T7">conda install numpy</text:span></text:p>
                <text:p text:style-name="P6"><text:span text:style-name="T6">Collecting numpy</text:span></text:p>
                <text:p text:style-name="P6"><text:span text:style-name="T6"><text:s text:c="2"/></text:span><text:span text:style-name="T6">Using cached numpy-1.20.1-cp37-cp37m-</text:span><text:span text:style-name="T6">manylinux2010_x86_64.whl (15.3 MB)</text:span></text:p>
                <text:p text:style-name="P6"><text:span text:style-name="T6">Installing collected packages: numpy</text:span></text:p>
                <text:p text:style-name="P6"><text:span text:style-name="T6">Successfully installed numpy-1.20.1</text:span></text:p>
                <text:p text:style-name="P6"><text:span text:style-name="T6">(conda37) fracpete@venv:~$ pip freeze</text:span></text:p>
                <text:p text:style-name="P6"><text:span text:style-name="T6">certifi==2020.12.5</text:span></text:p>
                <text:p text:style-name="P6"><text:span text:style-name="T6">numpy==1.20.1</text:span></text:p>
                <text:p text:style-name="P6"><text:span text:style-name="T6">(conda37) fracpete@venv:~$ conda deactivate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Let’s give it a spin!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Other tool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Python Poetry</text:p>
                <text:list>
                  <text:list-header>
                    <text:p>Poetry is a tool for dependency management and packaging in Python. It allows you to declare the libraries your project depends on and it will manage (install/update) them for you.</text:p>
                    <text:p><text:a xlink:href="https://python-poetry.org/" xlink:type="simple">https://python-poetry.org/</text:a></text:p>
                  </text:list-header>
                </text:list>
              </text:list-item>
              <text:list-item>
                <text:p>pipx</text:p>
                <text:list>
                  <text:list-header>
                    <text:p>pipx is made specifically for application installation, as it adds isolation yet still makes the apps available in your shell: pipx creates an isolated environment for each application and its associated packages.</text:p>
                    <text:p><text:a xlink:href="https://pypi.org/project/pipx/" xlink:type="simple">https://pypi.org/project/pipx/</text:a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style:font-name="Liberation Sans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3-07T20:59:42.283525969</meta:creation-date>
    <dc:date>2021-03-09T09:01:40.069039755</dc:date>
    <meta:editing-duration>P1DT9H48M39S</meta:editing-duration>
    <meta:editing-cycles>9</meta:editing-cycles>
    <meta:generator>LibreOffice/6.4.6.2$Linux_X86_64 LibreOffice_project/0ce51a4fd21bff07a5c061082cc82c5ed232f115</meta:generator>
    <meta:document-statistic meta:object-count="64"/>
  </office:meta>
</office:document-meta>
</file>